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e076" officeooo:paragraph-rsid="0021e076"/>
    </style:style>
    <style:style style:name="P2" style:family="paragraph" style:parent-style-name="Standard">
      <style:text-properties officeooo:rsid="0021e076" officeooo:paragraph-rsid="0022b2b0"/>
    </style:style>
    <style:style style:name="P3" style:family="paragraph" style:parent-style-name="Standard">
      <style:text-properties officeooo:paragraph-rsid="0023628e"/>
    </style:style>
    <style:style style:name="P4" style:family="paragraph" style:parent-style-name="Standard">
      <style:text-properties officeooo:rsid="00246882" officeooo:paragraph-rsid="00246882"/>
    </style:style>
    <style:style style:name="P5" style:family="paragraph" style:parent-style-name="Standard">
      <style:text-properties officeooo:rsid="00257bd8" officeooo:paragraph-rsid="00257bd8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8" style:family="paragraph" style:parent-style-name="Standard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paragraph-rsid="002082d8"/>
    </style:style>
    <style:style style:name="P1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paragraph-rsid="0024d6bd"/>
    </style:style>
    <style:style style:name="P12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rsid="00277450" officeooo:paragraph-rsid="00277450"/>
    </style:style>
    <style:style style:name="P13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rsid="0021e076" officeooo:paragraph-rsid="0022b2b0"/>
    </style:style>
    <style:style style:name="P14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rsid="0021e076" officeooo:paragraph-rsid="0023628e"/>
    </style:style>
    <style:style style:name="P15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rsid="0038ae5e" officeooo:paragraph-rsid="0038ae5e"/>
    </style:style>
    <style:style style:name="P16" style:family="paragraph" style:parent-style-name="Standard">
      <style:text-properties fo:color="#000000" style:font-name="Monospace" fo:font-size="10pt" style:font-size-asian="10pt"/>
    </style:style>
    <style:style style:name="P17" style:family="paragraph" style:parent-style-name="Standard">
      <style:text-properties fo:color="#000000" style:font-name="Monospace" fo:font-size="10pt" officeooo:rsid="0021e076" officeooo:paragraph-rsid="0021e076" style:font-size-asian="10pt"/>
    </style:style>
    <style:style style:name="P18" style:family="paragraph" style:parent-style-name="Standard">
      <style:text-properties fo:color="#000000" style:font-name="Monospace" fo:font-size="10pt" officeooo:rsid="0023628e" officeooo:paragraph-rsid="0023628e" style:font-size-asian="10pt"/>
    </style:style>
    <style:style style:name="P19" style:family="paragraph" style:parent-style-name="Standard">
      <style:text-properties fo:color="#000000" style:font-name="Monospace" fo:font-size="10pt" officeooo:rsid="00246882" officeooo:paragraph-rsid="00246882" style:font-size-asian="10pt"/>
    </style:style>
    <style:style style:name="P20" style:family="paragraph" style:parent-style-name="Standard">
      <style:text-properties fo:color="#000000" style:font-name="Monospace" fo:font-size="10pt" officeooo:rsid="00246882" officeooo:paragraph-rsid="002af580" style:font-size-asian="10pt"/>
    </style:style>
    <style:style style:name="P21" style:family="paragraph" style:parent-style-name="Standard">
      <style:text-properties officeooo:paragraph-rsid="002af580"/>
    </style:style>
    <style:style style:name="P22" style:family="paragraph" style:parent-style-name="Standard">
      <style:text-properties officeooo:rsid="002af580" officeooo:paragraph-rsid="002af580"/>
    </style:style>
    <style:style style:name="P23" style:family="paragraph" style:parent-style-name="Standard">
      <style:text-properties officeooo:rsid="002bd805" officeooo:paragraph-rsid="002bd805"/>
    </style:style>
    <style:style style:name="P24" style:family="paragraph" style:parent-style-name="Standard">
      <style:text-properties officeooo:rsid="002de82e" officeooo:paragraph-rsid="002de82e"/>
    </style:style>
    <style:style style:name="P25" style:family="paragraph" style:parent-style-name="Standard">
      <style:text-properties officeooo:rsid="002edb9a" officeooo:paragraph-rsid="002edb9a"/>
    </style:style>
    <style:style style:name="P26" style:family="paragraph" style:parent-style-name="Standard">
      <style:text-properties officeooo:rsid="0033ede0" officeooo:paragraph-rsid="0033ede0"/>
    </style:style>
    <style:style style:name="P27" style:family="paragraph" style:parent-style-name="Standard">
      <style:text-properties officeooo:rsid="00370fc0" officeooo:paragraph-rsid="00370fc0"/>
    </style:style>
    <style:style style:name="P28" style:family="paragraph" style:parent-style-name="Standard">
      <style:text-properties officeooo:rsid="00379a67" officeooo:paragraph-rsid="00379a67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0" style:family="paragraph" style:parent-style-name="Standard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paragraph-rsid="0024d6bd"/>
    </style:style>
    <style:style style:name="P3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rsid="00296806" officeooo:paragraph-rsid="00296806"/>
    </style:style>
    <style:style style:name="P3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rsid="00296806" officeooo:paragraph-rsid="002adcca"/>
    </style:style>
    <style:style style:name="P3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rsid="002bd805" officeooo:paragraph-rsid="002bd805"/>
    </style:style>
    <style:style style:name="P3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rsid="002d027e" officeooo:paragraph-rsid="002d027e"/>
    </style:style>
    <style:style style:name="P3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rsid="002ed92c" officeooo:paragraph-rsid="002ed92c"/>
    </style:style>
    <style:style style:name="P3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rsid="003092bc" officeooo:paragraph-rsid="003092bc"/>
    </style:style>
    <style:style style:name="P4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 officeooo:rsid="00379a67" officeooo:paragraph-rsid="00379a67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fo:font-weight="bold" style:font-size-asian="10pt" style:font-weight-asian="bold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Monospace" fo:font-size="10pt" fo:background-color="#e8f2fe" loext:char-shading-value="0" style:font-size-asian="10pt"/>
    </style:style>
    <style:style style:name="T10" style:family="text">
      <style:text-properties fo:color="#000000" style:font-name="Monospace" fo:font-size="10pt" officeooo:rsid="002adcca" fo:background-color="#e8f2fe" loext:char-shading-value="0" style:font-size-asian="10pt"/>
    </style:style>
    <style:style style:name="T11" style:family="text">
      <style:text-properties fo:color="#000000" style:font-name="Monospace" fo:font-size="10pt" fo:background-color="#d4d4d4" loext:char-shading-value="0" style:font-size-asian="10pt"/>
    </style:style>
    <style:style style:name="T12" style:family="text">
      <style:text-properties fo:color="#3f7f5f" style:font-name="Monospace" fo:font-size="10pt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005032" style:font-name="Monospace" fo:font-size="10pt" style:font-size-asian="10pt"/>
    </style:style>
    <style:style style:name="T17" style:family="text">
      <style:text-properties fo:color="#005032" style:font-name="Monospace" fo:font-size="10pt" style:font-size-asian="10pt"/>
    </style:style>
    <style:style style:name="T18" style:family="text">
      <style:text-properties fo:color="#005032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005032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officeooo:rsid="001ae807"/>
    </style:style>
    <style:style style:name="T21" style:family="text">
      <style:text-properties officeooo:rsid="001e880e"/>
    </style:style>
    <style:style style:name="T22" style:family="text">
      <style:text-properties officeooo:rsid="002082d8"/>
    </style:style>
    <style:style style:name="T23" style:family="text">
      <style:text-properties officeooo:rsid="0021e076"/>
    </style:style>
    <style:style style:name="T24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25" style:family="text">
      <style:text-properties fo:font-variant="normal" fo:text-transform="none" fo:color="#24292f" style:font-name="apple-system" fo:font-size="12pt" fo:letter-spacing="normal" fo:font-style="normal" fo:font-weight="normal" officeooo:rsid="0021e076"/>
    </style:style>
    <style:style style:name="T26" style:family="text">
      <style:text-properties fo:font-variant="normal" fo:text-transform="none" fo:color="#24292f" style:font-name="apple-system" fo:font-size="12pt" fo:letter-spacing="normal" fo:font-style="normal" fo:font-weight="normal" officeooo:rsid="0023b1ac"/>
    </style:style>
    <style:style style:name="T27" style:family="text">
      <style:text-properties officeooo:rsid="0023628e"/>
    </style:style>
    <style:style style:name="T28" style:family="text">
      <style:text-properties officeooo:rsid="0024d6bd"/>
    </style:style>
    <style:style style:name="T29" style:family="text">
      <style:text-properties officeooo:rsid="002af580"/>
    </style:style>
    <style:style style:name="T30" style:family="text">
      <style:text-properties officeooo:rsid="002ed92c"/>
    </style:style>
    <style:style style:name="T31" style:family="text">
      <style:text-properties officeooo:rsid="003092bc"/>
    </style:style>
    <style:style style:name="T32" style:family="text">
      <style:text-properties officeooo:rsid="0031fb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tm32-</text:p>
      <text:p text:style-name="P5">LED Glowing using <text:span text:style-name="T24">HAL_GPIO_WritePin</text:span></text:p>
      <text:p text:style-name="P5">LED Toggleing using <text:span text:style-name="T24">HAL_GPIO_WritePin</text:span></text:p>
      <text:p text:style-name="P12">LED Toggleing using HAL_GPIO_WritePin</text:p>
      <text:p text:style-name="P15">LEDS glowing and toggleing with pushbutton</text:p>
      <text:p text:style-name="Standard">---------------------------------------------------------------------------------------------------------------</text:p>
      <text:p text:style-name="Standard"/>
      <text:p text:style-name="P9">1.LED12 glow with HAL_GPIO_WritePin</text:p>
      <text:p text:style-name="P9">2.LED13 glow with HAL_GPIO_WritePin</text:p>
      <text:p text:style-name="P9">3.LED14 glow with HAL_GPIO_WritePin</text:p>
      <text:p text:style-name="P9">4.LED14 glow with HAL_GPIO_WritePin</text:p>
      <text:p text:style-name="P10"><text:span text:style-name="T22">5</text:span>.LED12 <text:span text:style-name="T23">toggle</text:span> with HAL_GPIO_WritePin</text:p>
      <text:p text:style-name="P11"><text:span text:style-name="T28">6</text:span>.LED1<text:span text:style-name="T28">3</text:span> <text:span text:style-name="T23">toggle</text:span> with HAL_GPIO_WritePin</text:p>
      <text:p text:style-name="P11"><text:span text:style-name="T28">7</text:span>.LED1<text:span text:style-name="T28">4</text:span> <text:span text:style-name="T23">toggle</text:span> with HAL_GPIO_WritePin</text:p>
      <text:p text:style-name="P11"><text:span text:style-name="T28">8</text:span>.LED1<text:span text:style-name="T28">5</text:span> <text:span text:style-name="T23">toggle</text:span> with HAL_GPIO_WritePin</text:p>
      <text:p text:style-name="P34">9.LED12 <text:span text:style-name="T23">toggle</text:span> with <text:span text:style-name="T9">HAL_GPIO_TogglePin(GPIOD,GPIO_PIN_12);</text:span></text:p>
      <text:p text:style-name="P34">10.LED13 <text:span text:style-name="T23">toggle</text:span> with <text:span text:style-name="T9">HAL_GPIO_TogglePin(GPIOD,GPIO_PIN_1</text:span><text:span text:style-name="T10">3</text:span><text:span text:style-name="T9">);</text:span></text:p>
      <text:p text:style-name="P34">11.LED14 <text:span text:style-name="T23">toggle</text:span> with <text:span text:style-name="T9">HAL_GPIO_TogglePin(GPIOD,GPIO_PIN_1</text:span><text:span text:style-name="T10">4</text:span><text:span text:style-name="T9">);</text:span></text:p>
      <text:p text:style-name="P34">12.LED1<text:span text:style-name="T28">5</text:span> <text:span text:style-name="T23">toggle</text:span> with <text:span text:style-name="T9">HAL_GPIO_TogglePin(GPIOD,GPIO_PIN_1</text:span><text:span text:style-name="T10">5</text:span><text:span text:style-name="T9">);</text:span></text:p>
      <text:p text:style-name="P36"><text:span text:style-name="T9">13.toggle all leds with round and delay</text:span></text:p>
      <text:p text:style-name="P37">14.Push button and led on/off</text:p>
      <text:p text:style-name="P37">push button is on then led is on</text:p>
      <text:p text:style-name="P37">push button is off then led is off</text:p>
      <text:p text:style-name="P38">15.when push button is on then all leds <text:span text:style-name="T31">on </text:span>else <text:s/>leds <text:span text:style-name="T31">off</text:span></text:p>
      <text:p text:style-name="P39">16.<text:span text:style-name="T30">when push button is on then <text:s/>all leds </text:span><text:span text:style-name="T32">off </text:span><text:span text:style-name="T30">else off </text:span><text:span text:style-name="T32">on</text:span></text:p>
      <text:p text:style-name="P40">17.When push button is high then toggle leds</text:p>
      <text:p text:style-name="P40">18.when push button is low the toggle all leds </text:p>
      <text:p text:style-name="P34"/>
      <text:p text:style-name="P35"/>
      <text:p text:style-name="P34"/>
      <text:p text:style-name="P10"><text:soft-page-break/></text:p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</text:p>
      <text:p text:style-name="Standard"/>
      <text:p text:style-name="Standard">1.LED12 <text:s/><text:span text:style-name="T20">glow</text:span></text:p>
      <text:p text:style-name="Standard"/>
      <text:p text:style-name="Standard"/>
      <text:p text:style-name="P6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29">{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29"><text:s text:c="2"/>HAL_Init();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29"><text:s text:c="2"/>SystemClock_Config();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29"><text:s text:c="2"/>MX_GPIO_Init();</text:p>
      <text:p text:style-name="P29"><text:s text:c="2"/>MX_I2C1_Init();</text:p>
      <text:p text:style-name="P29"><text:s text:c="2"/>MX_I2S3_Init();</text:p>
      <text:p text:style-name="P29"><text:s text:c="2"/>MX_SPI1_Init();</text:p>
      <text:p text:style-name="P29"><text:s text:c="2"/>MX_USB_HOST_Init();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6">GPIO_PinState</text:span><text:span text:style-name="T3"> PinState=1;</text:span></text:p>
      <text:p text:style-name="P7"/>
      <text:p text:style-name="P6"><text:span text:style-name="T3"><text:s text:c="2"/></text:span><text:span text:style-name="T12">/* USER CODE END 2 */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29"><text:s text:c="2"/>{</text:p>
      <text:p text:style-name="P6"><text:span text:style-name="T3"><text:s text:c="4"/></text:span><text:span text:style-name="T12">/* USER CODE END WHILE */</text:span></text:p>
      <text:p text:style-name="P29"><text:s text:c="4"/>MX_USB_HOST_Process();</text:p>
      <text:p text:style-name="P29"><text:s text:c="4"/>HAL_GPIO_WritePin(GPIOD,GPIO_PIN_12,PinState);</text:p>
      <text:p text:style-name="P6"><text:span text:style-name="T3"><text:s text:c="4"/></text:span><text:span text:style-name="T12">/* USER CODE BEGIN 3 */</text:span></text:p>
      <text:p text:style-name="P29"><text:s text:c="2"/>}</text:p>
      <text:p text:style-name="P6"><text:span text:style-name="T3"><text:s text:c="2"/></text:span><text:span text:style-name="T12">/* USER CODE END 3 */</text:span></text:p>
      <text:p text:style-name="P29">}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2.LED13 glow with HAL_GPIO_WritePin</text:p>
      <text:p text:style-name="P8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29">{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29"><text:s text:c="2"/>HAL_Init();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29"><text:s text:c="2"/>SystemClock_Config();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29"><text:s text:c="2"/>MX_GPIO_Init();</text:p>
      <text:p text:style-name="P29"><text:s text:c="2"/>MX_I2C1_Init();</text:p>
      <text:p text:style-name="P29"><text:s text:c="2"/>MX_I2S3_Init();</text:p>
      <text:p text:style-name="P29"><text:s text:c="2"/>MX_SPI1_Init();</text:p>
      <text:p text:style-name="P29"><text:s text:c="2"/>MX_USB_HOST_Init();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6">GPIO_PinState</text:span><text:span text:style-name="T3"> PinState=1;</text:span></text:p>
      <text:p text:style-name="P7"/>
      <text:p text:style-name="P6"><text:span text:style-name="T3"><text:s text:c="2"/></text:span><text:span text:style-name="T12">/* USER CODE END 2 */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29"><text:s text:c="2"/>{</text:p>
      <text:p text:style-name="P6"><text:span text:style-name="T3"><text:s text:c="4"/></text:span><text:span text:style-name="T12">/* USER CODE END WHILE */</text:span></text:p>
      <text:p text:style-name="P29"><text:s text:c="4"/>MX_USB_HOST_Process();</text:p>
      <text:p text:style-name="P29"><text:s text:c="4"/>HAL_GPIO_WritePin(GPIOD,GPIO_PIN_13,PinState);</text:p>
      <text:p text:style-name="P6"><text:span text:style-name="T3"><text:s text:c="4"/></text:span><text:span text:style-name="T12">/* USER CODE BEGIN 3 */</text:span></text:p>
      <text:p text:style-name="P29"><text:s text:c="2"/>}</text:p>
      <text:p text:style-name="P6"><text:span text:style-name="T3"><text:s text:c="2"/></text:span><text:span text:style-name="T12">/* USER CODE END 3 */</text:span></text:p>
      <text:p text:style-name="P30">}</text:p>
      <text:p text:style-name="P9"/>
      <text:p text:style-name="P9"><text:soft-page-break/></text:p>
      <text:p text:style-name="P9">3.LED14 glow with HAL_GPIO_WritePin</text:p>
      <text:p text:style-name="P9"/>
      <text:p text:style-name="P9"/>
      <text:p text:style-name="P8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29">{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29"><text:s text:c="2"/>HAL_Init();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29"><text:s text:c="2"/>SystemClock_Config();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29"><text:s text:c="2"/>MX_GPIO_Init();</text:p>
      <text:p text:style-name="P29"><text:s text:c="2"/>MX_I2C1_Init();</text:p>
      <text:p text:style-name="P29"><text:s text:c="2"/>MX_I2S3_Init();</text:p>
      <text:p text:style-name="P29"><text:s text:c="2"/>MX_SPI1_Init();</text:p>
      <text:p text:style-name="P29"><text:s text:c="2"/>MX_USB_HOST_Init();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6">GPIO_PinState</text:span><text:span text:style-name="T3"> PinState=1;</text:span></text:p>
      <text:p text:style-name="P7"/>
      <text:p text:style-name="P6"><text:span text:style-name="T3"><text:s text:c="2"/></text:span><text:span text:style-name="T12">/* USER CODE END 2 */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29"><text:s text:c="2"/>{</text:p>
      <text:p text:style-name="P6"><text:span text:style-name="T3"><text:s text:c="4"/></text:span><text:span text:style-name="T12">/* USER CODE END WHILE */</text:span></text:p>
      <text:p text:style-name="P29"><text:s text:c="4"/>MX_USB_HOST_Process();</text:p>
      <text:p text:style-name="P29"><text:s text:c="4"/>HAL_GPIO_WritePin(GPIOD,GPIO_PIN_14,PinState);</text:p>
      <text:p text:style-name="P6"><text:span text:style-name="T3"><text:s text:c="4"/></text:span><text:span text:style-name="T12">/* USER CODE BEGIN 3 */</text:span></text:p>
      <text:p text:style-name="P29"><text:s text:c="2"/>}</text:p>
      <text:p text:style-name="P6"><text:span text:style-name="T3"><text:s text:c="2"/></text:span><text:span text:style-name="T12">/* USER CODE END 3 */</text:span></text:p>
      <text:p text:style-name="P30">}</text:p>
      <text:p text:style-name="P9">4.LED1<text:span text:style-name="T21">5</text:span> glow with HAL_GPIO_WritePin</text:p>
      <text:p text:style-name="Standard"/>
      <text:p text:style-name="Standard"/>
      <text:p text:style-name="Standard"><text:soft-page-break/></text:p>
      <text:p text:style-name="P6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29">{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29"><text:s text:c="2"/>HAL_Init();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29"><text:s text:c="2"/>SystemClock_Config();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29"><text:s text:c="2"/>MX_GPIO_Init();</text:p>
      <text:p text:style-name="P29"><text:s text:c="2"/>MX_I2C1_Init();</text:p>
      <text:p text:style-name="P29"><text:s text:c="2"/>MX_I2S3_Init();</text:p>
      <text:p text:style-name="P29"><text:s text:c="2"/>MX_SPI1_Init();</text:p>
      <text:p text:style-name="P29"><text:s text:c="2"/>MX_USB_HOST_Init();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6">GPIO_PinState</text:span><text:span text:style-name="T3"> PinState=1;</text:span></text:p>
      <text:p text:style-name="P7"/>
      <text:p text:style-name="P6"><text:span text:style-name="T3"><text:s text:c="2"/></text:span><text:span text:style-name="T12">/* USER CODE END 2 */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29"><text:s text:c="2"/>{</text:p>
      <text:p text:style-name="P6"><text:span text:style-name="T3"><text:s text:c="4"/></text:span><text:span text:style-name="T12">/* USER CODE END WHILE */</text:span></text:p>
      <text:p text:style-name="P29"><text:s text:c="4"/>MX_USB_HOST_Process();</text:p>
      <text:p text:style-name="P29"><text:s text:c="4"/>HAL_GPIO_WritePin(GPIOD,GPIO_PIN_15,PinState);</text:p>
      <text:p text:style-name="P6"><text:span text:style-name="T3"><text:s text:c="4"/></text:span><text:span text:style-name="T12">/* USER CODE BEGIN 3 */</text:span></text:p>
      <text:p text:style-name="P29"><text:s text:c="2"/>}</text:p>
      <text:p text:style-name="P6"><text:span text:style-name="T3"><text:s text:c="2"/></text:span><text:span text:style-name="T12">/* USER CODE END 3 */</text:span></text:p>
      <text:p text:style-name="P16">}</text:p>
      <text:p text:style-name="P16"/>
      <text:p text:style-name="P16"/>
      <text:p text:style-name="P16"/>
      <text:p text:style-name="P16"/>
      <text:p text:style-name="Standard"/>
      <text:p text:style-name="Standard"/>
      <text:p text:style-name="Standard"/>
      <text:p text:style-name="P2">5.<text:span text:style-name="T24">LED12 toggle with HAL_GPIO_WritePin</text:span></text:p>
      <text:p text:style-name="P13"/>
      <text:p text:style-name="P1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29">{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oft-page-break/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29"><text:s text:c="2"/>HAL_Init();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29"><text:s text:c="2"/>SystemClock_Config();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29"><text:s text:c="2"/>MX_GPIO_Init();</text:p>
      <text:p text:style-name="P29"><text:s text:c="2"/>MX_I2C1_Init();</text:p>
      <text:p text:style-name="P29"><text:s text:c="2"/>MX_I2S3_Init();</text:p>
      <text:p text:style-name="P29"><text:s text:c="2"/>MX_SPI1_Init();</text:p>
      <text:p text:style-name="P29"><text:s text:c="2"/>MX_USB_HOST_Init();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/>
      <text:p text:style-name="P6"><text:span text:style-name="T3"><text:s text:c="2"/></text:span><text:span text:style-name="T12">/* USER CODE END 2 */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29"><text:s text:c="2"/>{</text:p>
      <text:p text:style-name="P6"><text:span text:style-name="T3"><text:s text:c="4"/></text:span><text:span text:style-name="T12">/* USER CODE END WHILE */</text:span></text:p>
      <text:p text:style-name="P29"><text:s text:c="4"/>MX_USB_HOST_Process();</text:p>
      <text:p text:style-name="P29"><text:s text:c="4"/>HAL_Delay(1000);</text:p>
      <text:p text:style-name="P29"><text:s text:c="4"/>HAL_GPIO_WritePin(GPIOD,GPIO_PIN_12,1);</text:p>
      <text:p text:style-name="P29"><text:s text:c="4"/>HAL_Delay(1000);</text:p>
      <text:p text:style-name="P29"><text:s text:c="4"/>HAL_GPIO_WritePin(GPIOD,GPIO_PIN_12,0);</text:p>
      <text:p text:style-name="P29"><text:s text:c="4"/>HAL_Delay(1000);</text:p>
      <text:p text:style-name="P6"><text:span text:style-name="T3"><text:s text:c="4"/></text:span><text:span text:style-name="T12">/* USER CODE BEGIN 3 */</text:span></text:p>
      <text:p text:style-name="P29"><text:s text:c="2"/>}</text:p>
      <text:p text:style-name="P6"><text:span text:style-name="T3"><text:s text:c="2"/></text:span><text:span text:style-name="T12">/* USER CODE END 3 */</text:span></text:p>
      <text:p text:style-name="P17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27">6.</text:span><text:span text:style-name="T25">LED1</text:span><text:span text:style-name="T26">3</text:span><text:span text:style-name="T25"> toggle with HAL_GPIO_WritePin</text:span></text:p>
      <text:p text:style-name="P14"/>
      <text:p text:style-name="P3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29">{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><text:soft-page-break/></text:p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29"><text:s text:c="2"/>HAL_Init();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29"><text:s text:c="2"/>SystemClock_Config();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29"><text:s text:c="2"/>MX_GPIO_Init();</text:p>
      <text:p text:style-name="P29"><text:s text:c="2"/>MX_I2C1_Init();</text:p>
      <text:p text:style-name="P29"><text:s text:c="2"/>MX_I2S3_Init();</text:p>
      <text:p text:style-name="P29"><text:s text:c="2"/>MX_SPI1_Init();</text:p>
      <text:p text:style-name="P29"><text:s text:c="2"/>MX_USB_HOST_Init();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/>
      <text:p text:style-name="P6"><text:span text:style-name="T3"><text:s text:c="2"/></text:span><text:span text:style-name="T12">/* USER CODE END 2 */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29"><text:s text:c="2"/>{</text:p>
      <text:p text:style-name="P6"><text:span text:style-name="T3"><text:s text:c="4"/></text:span><text:span text:style-name="T12">/* USER CODE END WHILE */</text:span></text:p>
      <text:p text:style-name="P29"><text:s text:c="4"/>MX_USB_HOST_Process();</text:p>
      <text:p text:style-name="P29"><text:s text:c="4"/>HAL_Delay(1000);</text:p>
      <text:p text:style-name="P29"><text:s text:c="4"/>HAL_GPIO_WritePin(GPIOD,GPIO_PIN_13,1);</text:p>
      <text:p text:style-name="P29"><text:s text:c="4"/>HAL_Delay(1000);</text:p>
      <text:p text:style-name="P29"><text:s text:c="4"/>HAL_GPIO_WritePin(GPIOD,GPIO_PIN_13,0);</text:p>
      <text:p text:style-name="P29"><text:s text:c="4"/>HAL_Delay(1000);</text:p>
      <text:p text:style-name="P6"><text:span text:style-name="T3"><text:s text:c="4"/></text:span><text:span text:style-name="T12">/* USER CODE BEGIN 3 */</text:span></text:p>
      <text:p text:style-name="P29"><text:s text:c="2"/>}</text:p>
      <text:p text:style-name="P6"><text:span text:style-name="T3"><text:s text:c="2"/></text:span><text:span text:style-name="T12">/* USER CODE END 3 */</text:span></text:p>
      <text:p text:style-name="P18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7.<text:span text:style-name="T25">LED1</text:span><text:span text:style-name="T24">4</text:span><text:span text:style-name="T25"> toggle with HAL_GPIO_WritePin</text:span></text:p>
      <text:p text:style-name="P4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29">{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oft-page-break/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29"><text:s text:c="2"/>HAL_Init();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29"><text:s text:c="2"/>SystemClock_Config();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29"><text:s text:c="2"/>MX_GPIO_Init();</text:p>
      <text:p text:style-name="P29"><text:s text:c="2"/>MX_I2C1_Init();</text:p>
      <text:p text:style-name="P29"><text:s text:c="2"/>MX_I2S3_Init();</text:p>
      <text:p text:style-name="P29"><text:s text:c="2"/>MX_SPI1_Init();</text:p>
      <text:p text:style-name="P29"><text:s text:c="2"/>MX_USB_HOST_Init();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/>
      <text:p text:style-name="P6"><text:span text:style-name="T3"><text:s text:c="2"/></text:span><text:span text:style-name="T12">/* USER CODE END 2 */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29"><text:s text:c="2"/>{</text:p>
      <text:p text:style-name="P6"><text:span text:style-name="T3"><text:s text:c="4"/></text:span><text:span text:style-name="T12">/* USER CODE END WHILE */</text:span></text:p>
      <text:p text:style-name="P29"><text:s text:c="4"/>MX_USB_HOST_Process();</text:p>
      <text:p text:style-name="P29"><text:s text:c="4"/>HAL_Delay(1000);</text:p>
      <text:p text:style-name="P29"><text:s text:c="4"/>HAL_GPIO_WritePin(GPIOD,GPIO_PIN_14,1);</text:p>
      <text:p text:style-name="P29"><text:s text:c="4"/>HAL_Delay(1000);</text:p>
      <text:p text:style-name="P29"><text:s text:c="4"/>HAL_GPIO_WritePin(GPIOD,GPIO_PIN_14,0);</text:p>
      <text:p text:style-name="P29"><text:s text:c="4"/>HAL_Delay(1000);</text:p>
      <text:p text:style-name="P6"><text:span text:style-name="T3"><text:s text:c="4"/></text:span><text:span text:style-name="T12">/* USER CODE BEGIN 3 */</text:span></text:p>
      <text:p text:style-name="P29"><text:s text:c="2"/>}</text:p>
      <text:p text:style-name="P6"><text:span text:style-name="T3"><text:s text:c="2"/></text:span><text:span text:style-name="T12">/* USER CODE END 3 */</text:span></text:p>
      <text:p text:style-name="P19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8.<text:span text:style-name="T25">LED1</text:span><text:span text:style-name="T24">5</text:span><text:span text:style-name="T25"> toggle with HAL_GPIO_WritePin</text:span></text:p>
      <text:p text:style-name="P4"/>
      <text:p text:style-name="P4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29">{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><text:soft-page-break/></text:p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29"><text:s text:c="2"/>HAL_Init();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29"><text:s text:c="2"/>SystemClock_Config();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29"><text:s text:c="2"/>MX_GPIO_Init();</text:p>
      <text:p text:style-name="P29"><text:s text:c="2"/>MX_I2C1_Init();</text:p>
      <text:p text:style-name="P29"><text:s text:c="2"/>MX_I2S3_Init();</text:p>
      <text:p text:style-name="P29"><text:s text:c="2"/>MX_SPI1_Init();</text:p>
      <text:p text:style-name="P29"><text:s text:c="2"/>MX_USB_HOST_Init();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/>
      <text:p text:style-name="P6"><text:span text:style-name="T3"><text:s text:c="2"/></text:span><text:span text:style-name="T12">/* USER CODE END 2 */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29"><text:s text:c="2"/>{</text:p>
      <text:p text:style-name="P6"><text:span text:style-name="T3"><text:s text:c="4"/></text:span><text:span text:style-name="T12">/* USER CODE END WHILE */</text:span></text:p>
      <text:p text:style-name="P29"><text:s text:c="4"/>MX_USB_HOST_Process();</text:p>
      <text:p text:style-name="P29"><text:s text:c="4"/>HAL_Delay(1000);</text:p>
      <text:p text:style-name="P29"><text:s text:c="4"/>HAL_GPIO_WritePin(GPIOD,GPIO_PIN_15,1);</text:p>
      <text:p text:style-name="P29"><text:s text:c="4"/>HAL_Delay(1000);</text:p>
      <text:p text:style-name="P29"><text:s text:c="4"/>HAL_GPIO_WritePin(GPIOD,GPIO_PIN_15,0);</text:p>
      <text:p text:style-name="P29"><text:s text:c="4"/>HAL_Delay(1000);</text:p>
      <text:p text:style-name="P6"><text:span text:style-name="T3"><text:s text:c="4"/></text:span><text:span text:style-name="T12">/* USER CODE BEGIN 3 */</text:span></text:p>
      <text:p text:style-name="P29"><text:s text:c="2"/>}</text:p>
      <text:p text:style-name="P6"><text:span text:style-name="T3"><text:s text:c="2"/></text:span><text:span text:style-name="T12">/* USER CODE END 3 */</text:span></text:p>
      <text:p text:style-name="P19">}</text:p>
      <text:p text:style-name="P19"/>
      <text:p text:style-name="P19"/>
      <text:p text:style-name="P21"/>
      <text:p text:style-name="P20"><text:span text:style-name="T29">9</text:span>.<text:span text:style-name="T25">LED1</text:span><text:span text:style-name="T24">5</text:span><text:span text:style-name="T25"> toggle with HAL_GPIO_WritePin</text:span></text:p>
      <text:p text:style-name="Standard"/>
      <text:p text:style-name="Standard"/>
      <text:p text:style-name="P6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6"><text:span text:style-name="T3">{</text:span>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6"><text:span text:style-name="T3"><text:s text:c="2"/>HAL_Init();</text:span>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><text:soft-page-break/></text:p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6"><text:span text:style-name="T3"><text:s text:c="2"/>SystemClock_Config();</text:span>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6"><text:span text:style-name="T3"><text:s text:c="2"/>MX_GPIO_Init();</text:span></text:p>
      <text:p text:style-name="P6"><text:span text:style-name="T3"><text:s text:c="2"/>MX_I2C1_Init();</text:span></text:p>
      <text:p text:style-name="P6"><text:span text:style-name="T3"><text:s text:c="2"/>MX_I2S3_Init();</text:span></text:p>
      <text:p text:style-name="P6"><text:span text:style-name="T3"><text:s text:c="2"/>MX_SPI1_Init();</text:span></text:p>
      <text:p text:style-name="P6"><text:span text:style-name="T3"><text:s text:c="2"/>MX_USB_HOST_Init();</text:span>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/>
      <text:p text:style-name="P6"><text:span text:style-name="T3"><text:s text:c="2"/></text:span><text:span text:style-name="T12">/* USER CODE END 2 */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6"><text:span text:style-name="T3"><text:s text:c="2"/>{</text:span></text:p>
      <text:p text:style-name="P6"><text:span text:style-name="T3"><text:s text:c="4"/></text:span><text:span text:style-name="T12">/* USER CODE END WHILE */</text:span></text:p>
      <text:p text:style-name="P6"><text:span text:style-name="T3"><text:tab/> <text:s text:c="3"/>MX_USB_HOST_Process();</text:span></text:p>
      <text:p text:style-name="P6"><text:span text:style-name="T3"><text:tab/> <text:s text:c="3"/>HAL_GPIO_TogglePin(GPIOD,GPIO_PIN_12);</text:span></text:p>
      <text:p text:style-name="P6"><text:span text:style-name="T3"><text:tab/> <text:s text:c="3"/>HAL_Delay(1000);</text:span></text:p>
      <text:p text:style-name="P6"><text:span text:style-name="T3"><text:s text:c="2"/>}</text:span></text:p>
      <text:p text:style-name="P6"><text:span text:style-name="T3"><text:s text:c="2"/></text:span><text:span text:style-name="T12">/* USER CODE END 3 */</text:span></text:p>
      <text:p text:style-name="P6"><text:span text:style-name="T3">}</text:span></text:p>
      <text:p text:style-name="Standard"/>
      <text:p text:style-name="P22">10,11,12.</text:p>
      <text:p text:style-name="P22"/>
      <text:p text:style-name="P22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6"><text:span text:style-name="T3">{</text:span>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6"><text:span text:style-name="T3"><text:s text:c="2"/>HAL_Init();</text:span>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6"><text:span text:style-name="T3"><text:s text:c="2"/>SystemClock_Config();</text:span>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6"><text:span text:style-name="T3"><text:s text:c="2"/>MX_GPIO_Init();</text:span></text:p>
      <text:p text:style-name="P6"><text:span text:style-name="T3"><text:s text:c="2"/>MX_I2C1_Init();</text:span></text:p>
      <text:p text:style-name="P6"><text:soft-page-break/><text:span text:style-name="T3"><text:s text:c="2"/>MX_I2S3_Init();</text:span></text:p>
      <text:p text:style-name="P6"><text:span text:style-name="T3"><text:s text:c="2"/>MX_SPI1_Init();</text:span></text:p>
      <text:p text:style-name="P6"><text:span text:style-name="T3"><text:s text:c="2"/>MX_USB_HOST_Init();</text:span>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/>
      <text:p text:style-name="P6"><text:span text:style-name="T3"><text:s text:c="2"/></text:span><text:span text:style-name="T12">/* USER CODE END 2 */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6"><text:span text:style-name="T3"><text:s text:c="2"/>{</text:span></text:p>
      <text:p text:style-name="P6"><text:span text:style-name="T3"><text:s text:c="4"/></text:span><text:span text:style-name="T12">/* USER CODE END WHILE */</text:span></text:p>
      <text:p text:style-name="P6"><text:span text:style-name="T3"><text:tab/> <text:s text:c="3"/>MX_USB_HOST_Process();</text:span></text:p>
      <text:p text:style-name="P6"><text:span text:style-name="T3"><text:tab/> <text:s text:c="3"/>HAL_GPIO_TogglePin(GPIOD,GPIO_PIN_12);</text:span></text:p>
      <text:p text:style-name="P6"><text:span text:style-name="T3"><text:tab/> <text:s text:c="3"/>HAL_GPIO_TogglePin(GPIOD,GPIO_PIN_13);</text:span></text:p>
      <text:p text:style-name="P6"><text:span text:style-name="T3"><text:tab/> <text:s text:c="3"/>HAL_GPIO_TogglePin(GPIOD,GPIO_PIN_14);</text:span></text:p>
      <text:p text:style-name="P6"><text:span text:style-name="T3"><text:tab/> <text:s text:c="3"/>HAL_GPIO_TogglePin(GPIOD,GPIO_PIN_15);</text:span></text:p>
      <text:p text:style-name="P6"><text:span text:style-name="T3"><text:tab/> <text:s text:c="3"/>HAL_Delay(1000);</text:span></text:p>
      <text:p text:style-name="P7"/>
      <text:p text:style-name="P6"><text:span text:style-name="T3"><text:s text:c="2"/>}</text:span></text:p>
      <text:p text:style-name="P6"><text:span text:style-name="T3"><text:s text:c="2"/></text:span><text:span text:style-name="T12">/* USER CODE END 3 */</text:span></text:p>
      <text:p text:style-name="P22"><text:span text:style-name="T3">}</text:span></text:p>
      <text:p text:style-name="Standard"/>
      <text:p text:style-name="Standard"/>
      <text:p text:style-name="P23">13.</text:p>
      <text:p text:style-name="P23"/>
      <text:p text:style-name="P23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6"><text:span text:style-name="T3">{</text:span>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6"><text:span text:style-name="T3"><text:s text:c="2"/>HAL_Init();</text:span>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6"><text:span text:style-name="T3"><text:s text:c="2"/>SystemClock_Config();</text:span>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6"><text:span text:style-name="T3"><text:s text:c="2"/>MX_GPIO_Init();</text:span></text:p>
      <text:p text:style-name="P6"><text:span text:style-name="T3"><text:s text:c="2"/>MX_I2C1_Init();</text:span></text:p>
      <text:p text:style-name="P6"><text:span text:style-name="T3"><text:s text:c="2"/>MX_I2S3_Init();</text:span></text:p>
      <text:p text:style-name="P6"><text:span text:style-name="T3"><text:s text:c="2"/>MX_SPI1_Init();</text:span></text:p>
      <text:p text:style-name="P6"><text:span text:style-name="T3"><text:s text:c="2"/>MX_USB_HOST_Init();</text:span>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/>
      <text:p text:style-name="P6"><text:span text:style-name="T3"><text:s text:c="2"/></text:span><text:span text:style-name="T12">/* USER CODE END 2 */</text:span></text:p>
      <text:p text:style-name="P7"/>
      <text:p text:style-name="P6"><text:soft-page-break/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6"><text:span text:style-name="T3"><text:s text:c="2"/>{</text:span></text:p>
      <text:p text:style-name="P6"><text:span text:style-name="T3"><text:s text:c="4"/></text:span><text:span text:style-name="T12">/* USER CODE END WHILE */</text:span></text:p>
      <text:p text:style-name="P6"><text:span text:style-name="T3"><text:tab/> <text:s text:c="3"/>MX_USB_HOST_Process();</text:span></text:p>
      <text:p text:style-name="P6"><text:span text:style-name="T3"><text:tab/> <text:s text:c="3"/>HAL_GPIO_TogglePin(GPIOD,GPIO_PIN_12);</text:span></text:p>
      <text:p text:style-name="P6"><text:span text:style-name="T3"><text:tab/> <text:s text:c="3"/>HAL_Delay(100);</text:span></text:p>
      <text:p text:style-name="P6"><text:span text:style-name="T3"><text:tab/> <text:s text:c="3"/>HAL_GPIO_TogglePin(GPIOD,GPIO_PIN_13);</text:span></text:p>
      <text:p text:style-name="P6"><text:span text:style-name="T3"><text:tab/> <text:s text:c="3"/>HAL_Delay(200);</text:span></text:p>
      <text:p text:style-name="P6"><text:span text:style-name="T3"><text:tab/> <text:s text:c="3"/>HAL_GPIO_TogglePin(GPIOD,GPIO_PIN_14);</text:span></text:p>
      <text:p text:style-name="P6"><text:span text:style-name="T3"><text:tab/> <text:s text:c="3"/>HAL_Delay(300);</text:span></text:p>
      <text:p text:style-name="P6"><text:span text:style-name="T3"><text:tab/> <text:s text:c="3"/>HAL_GPIO_TogglePin(GPIOD,GPIO_PIN_15);</text:span></text:p>
      <text:p text:style-name="P6"><text:span text:style-name="T3"><text:tab/> <text:s text:c="3"/>HAL_Delay(400);</text:span></text:p>
      <text:p text:style-name="P7"/>
      <text:p text:style-name="P6"><text:span text:style-name="T3"><text:s text:c="2"/>}</text:span></text:p>
      <text:p text:style-name="P6"><text:span text:style-name="T3"><text:s text:c="2"/></text:span><text:span text:style-name="T12">/* USER CODE END 3 */</text:span></text:p>
      <text:p text:style-name="P6"><text:span text:style-name="T3">}</text:span></text:p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ample:-</text:p>
      <text:p text:style-name="Standard"/>
      <text:p text:style-name="Standard"><text:soft-page-break/></text:p>
      <text:p text:style-name="Standard"><text:s text:c="3"/>GPIO_PinState myPushButton;</text:p>
      <text:p text:style-name="Standard"><text:s text:c="2"/>/* Infinite loop u*/</text:p>
      <text:p text:style-name="Standard"><text:s text:c="2"/>/* USER CODE BEGIN WHILE */</text:p>
      <text:p text:style-name="Standard"><text:s text:c="2"/>while (1)</text:p>
      <text:p text:style-name="Standard"><text:s text:c="2"/>{</text:p>
      <text:p text:style-name="Standard"><text:s text:c="4"/>/* USER CODE END WHILE */</text:p>
      <text:p text:style-name="Standard"><text:s text:c="4"/>MX_USB_HOST_Process();</text:p>
      <text:p text:style-name="Standard"><text:s text:c="4"/>myPushButton=HAL_GPIO_ReadPin(GPIOA,GPIO_PIN_0);</text:p>
      <text:p text:style-name="Standard"><text:s text:c="4"/>if(myPushButton==1){</text:p>
      <text:p text:style-name="Standard"><text:s text:c="4"/><text:tab/>HAL_Delay(1000);</text:p>
      <text:p text:style-name="Standard"><text:s text:c="4"/><text:tab/>HAL_GPIO_TogglePin(GPIOD,GPIO_PIN_12);</text:p>
      <text:p text:style-name="Standard"><text:s text:c="4"/><text:tab/>HAL_Delay(1000);</text:p>
      <text:p text:style-name="Standard"><text:s text:c="4"/><text:tab/>HAL_GPIO_TogglePin(GPIOD,GPIO_PIN_13);</text:p>
      <text:p text:style-name="Standard"><text:s text:c="4"/><text:tab/>HAL_Delay(1000);</text:p>
      <text:p text:style-name="Standard"><text:s text:c="4"/><text:tab/>HAL_GPIO_TogglePin(GPIOD,GPIO_PIN_14);</text:p>
      <text:p text:style-name="Standard"><text:s text:c="4"/><text:tab/>HAL_Delay(1000);</text:p>
      <text:p text:style-name="Standard"><text:s text:c="4"/><text:tab/>HAL_GPIO_TogglePin(GPIOD,GPIO_PIN_15);</text:p>
      <text:p text:style-name="Standard"><text:s text:c="4"/><text:tab/>HAL_Delay(1000);</text:p>
      <text:p text:style-name="Standard"><text:s text:c="4"/>}</text:p>
      <text:p text:style-name="Standard"/>
      <text:p text:style-name="Standard"/>
      <text:p text:style-name="Standard"/>
      <text:p text:style-name="P24">13.</text:p>
      <text:p text:style-name="P24"/>
      <text:p text:style-name="P24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6"><text:span text:style-name="T3">{</text:span>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6"><text:span text:style-name="T3"><text:s text:c="2"/>HAL_Init();</text:span>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6"><text:span text:style-name="T3"><text:s text:c="2"/>SystemClock_Config();</text:span>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6"><text:span text:style-name="T3"><text:s text:c="2"/>MX_GPIO_Init();</text:span></text:p>
      <text:p text:style-name="P6"><text:span text:style-name="T3"><text:s text:c="2"/>MX_I2C1_Init();</text:span></text:p>
      <text:p text:style-name="P6"><text:span text:style-name="T3"><text:s text:c="2"/>MX_I2S3_Init();</text:span></text:p>
      <text:p text:style-name="P6"><text:span text:style-name="T3"><text:s text:c="2"/>MX_SPI1_Init();</text:span></text:p>
      <text:p text:style-name="P6"><text:span text:style-name="T3"><text:s text:c="2"/>MX_USB_HOST_Init();</text:span>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/>
      <text:p text:style-name="P7"><text:soft-page-break/></text:p>
      <text:p text:style-name="P6"><text:span text:style-name="T3"><text:s text:c="2"/></text:span><text:span text:style-name="T12">/* USER CODE END 2 */</text:span></text:p>
      <text:p text:style-name="P6"><text:span text:style-name="T3"><text:s text:c="2"/></text:span><text:span text:style-name="T16">GPIO_PinState</text:span><text:span text:style-name="T3"> status;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6"><text:span text:style-name="T3"><text:s text:c="2"/>{</text:span></text:p>
      <text:p text:style-name="P6"><text:span text:style-name="T3"><text:s text:c="4"/></text:span><text:span text:style-name="T12">/* USER CODE END WHILE */</text:span></text:p>
      <text:p text:style-name="P6"><text:span text:style-name="T3"><text:tab/> <text:s text:c="3"/>MX_USB_HOST_Process();</text:span></text:p>
      <text:p text:style-name="P6"><text:span text:style-name="T3"><text:tab/> <text:s text:c="3"/>status=HAL_GPIO_ReadPin(GPIOA, GPIO_PIN_0);</text:span></text:p>
      <text:p text:style-name="P6"><text:span text:style-name="T3"><text:tab/> <text:s text:c="3"/></text:span><text:span text:style-name="T1">if</text:span><text:span text:style-name="T3">(status==1){</text:span></text:p>
      <text:p text:style-name="P6"><text:span text:style-name="T3"><text:tab/> <text:s text:c="3"/><text:tab/>HAL_GPIO_WritePin(GPIOD,GPIO_PIN_12,1);</text:span></text:p>
      <text:p text:style-name="P7"/>
      <text:p text:style-name="P6"><text:span text:style-name="T3"><text:tab/> <text:s text:c="3"/>}</text:span><text:span text:style-name="T1">else</text:span><text:span text:style-name="T3">{</text:span></text:p>
      <text:p text:style-name="P6"><text:span text:style-name="T3"><text:tab/> <text:s text:c="3"/><text:tab/>HAL_GPIO_WritePin(GPIOD,GPIO_PIN_12,0);</text:span></text:p>
      <text:p text:style-name="P6"><text:span text:style-name="T3"><text:tab/> <text:s text:c="3"/>}</text:span></text:p>
      <text:p text:style-name="P6"><text:span text:style-name="T3"><text:tab/> <text:s text:c="3"/>HAL_Delay(100);</text:span></text:p>
      <text:p text:style-name="P7"/>
      <text:p text:style-name="P7"/>
      <text:p text:style-name="P6"><text:span text:style-name="T3"><text:s text:c="2"/>}</text:span></text:p>
      <text:p text:style-name="P6"><text:span text:style-name="T3"><text:s text:c="2"/></text:span><text:span text:style-name="T12">/* USER CODE END 3 */</text:span></text:p>
      <text:p text:style-name="P24"><text:span text:style-name="T3">}</text:span></text:p>
      <text:p text:style-name="P24"><text:span text:style-name="T3"/></text:p>
      <text:p text:style-name="P24"><text:span text:style-name="T3"/></text:p>
      <text:p text:style-name="P25"><text:span text:style-name="T3">15.</text:span></text:p>
      <text:p text:style-name="P25"><text:span text:style-name="T3"/></text:p>
      <text:p text:style-name="P25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6"><text:span text:style-name="T3">{</text:span>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6"><text:span text:style-name="T3"><text:s text:c="2"/>HAL_Init();</text:span>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6"><text:span text:style-name="T3"><text:s text:c="2"/>SystemClock_Config();</text:span>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6"><text:span text:style-name="T3"><text:s text:c="2"/>MX_GPIO_Init();</text:span></text:p>
      <text:p text:style-name="P6"><text:span text:style-name="T3"><text:s text:c="2"/>MX_I2C1_Init();</text:span></text:p>
      <text:p text:style-name="P6"><text:span text:style-name="T3"><text:s text:c="2"/>MX_I2S3_Init();</text:span></text:p>
      <text:p text:style-name="P6"><text:span text:style-name="T3"><text:s text:c="2"/>MX_SPI1_Init();</text:span></text:p>
      <text:p text:style-name="P6"><text:span text:style-name="T3"><text:s text:c="2"/>MX_USB_HOST_Init();</text:span>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/>
      <text:p text:style-name="P7"/>
      <text:p text:style-name="P6"><text:span text:style-name="T3"><text:s text:c="2"/></text:span><text:span text:style-name="T12">/* USER CODE END 2 */</text:span></text:p>
      <text:p text:style-name="P6"><text:span text:style-name="T3"><text:s text:c="2"/></text:span><text:span text:style-name="T16">GPIO_PinState</text:span><text:span text:style-name="T3"> status;</text:span></text:p>
      <text:p text:style-name="P7"><text:soft-page-break/></text:p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6"><text:span text:style-name="T3"><text:s text:c="2"/>{</text:span></text:p>
      <text:p text:style-name="P6"><text:span text:style-name="T3"><text:s text:c="4"/></text:span><text:span text:style-name="T12">/* USER CODE END WHILE */</text:span></text:p>
      <text:p text:style-name="P6"><text:span text:style-name="T3"><text:tab/> <text:s text:c="3"/>MX_USB_HOST_Process();</text:span></text:p>
      <text:p text:style-name="P6"><text:span text:style-name="T3"><text:tab/> <text:s text:c="3"/>status=HAL_GPIO_ReadPin(GPIOA, GPIO_PIN_0);</text:span></text:p>
      <text:p text:style-name="P6"><text:span text:style-name="T3"><text:tab/> <text:s text:c="3"/></text:span><text:span text:style-name="T1">if</text:span><text:span text:style-name="T3">(status==1){</text:span></text:p>
      <text:p text:style-name="P6"><text:span text:style-name="T3"><text:tab/> <text:s text:c="3"/><text:tab/>HAL_GPIO_WritePin(GPIOD,GPIO_PIN_12,1);</text:span></text:p>
      <text:p text:style-name="P6"><text:span text:style-name="T3"><text:tab/> <text:s text:c="3"/><text:tab/>HAL_GPIO_WritePin(GPIOD,GPIO_PIN_13,1);</text:span></text:p>
      <text:p text:style-name="P6"><text:span text:style-name="T3"><text:tab/> <text:s text:c="3"/><text:tab/>HAL_GPIO_WritePin(GPIOD,GPIO_PIN_14,1);</text:span></text:p>
      <text:p text:style-name="P6"><text:span text:style-name="T3"><text:tab/> <text:s text:c="3"/><text:tab/>HAL_GPIO_WritePin(GPIOD,</text:span><text:span text:style-name="T11">GPIO_PIN_15</text:span><text:span text:style-name="T3">,1);</text:span></text:p>
      <text:p text:style-name="P7"/>
      <text:p text:style-name="P6"><text:span text:style-name="T3"><text:tab/> <text:s text:c="3"/>}</text:span><text:span text:style-name="T1">else</text:span><text:span text:style-name="T3">{</text:span></text:p>
      <text:p text:style-name="P6"><text:span text:style-name="T3"><text:tab/> <text:s text:c="3"/><text:tab/>HAL_GPIO_WritePin(GPIOD,GPIO_PIN_12,0);</text:span></text:p>
      <text:p text:style-name="P6"><text:span text:style-name="T3"><text:tab/> <text:s text:c="3"/><text:tab/>HAL_GPIO_WritePin(GPIOD,GPIO_PIN_13,0);</text:span></text:p>
      <text:p text:style-name="P6"><text:span text:style-name="T3"><text:tab/> <text:s text:c="3"/><text:tab/>HAL_GPIO_WritePin(GPIOD,GPIO_PIN_14,0);</text:span></text:p>
      <text:p text:style-name="P6"><text:span text:style-name="T3"><text:tab/> <text:s text:c="3"/><text:tab/>HAL_GPIO_WritePin(GPIOD,</text:span><text:span text:style-name="T11">GPIO_PIN_15</text:span><text:span text:style-name="T3">,0);</text:span></text:p>
      <text:p text:style-name="P6"><text:span text:style-name="T3"><text:tab/> <text:s text:c="3"/>}</text:span></text:p>
      <text:p text:style-name="P6"><text:span text:style-name="T3"><text:tab/> <text:s text:c="3"/>HAL_Delay(100);</text:span></text:p>
      <text:p text:style-name="P7"/>
      <text:p text:style-name="P7"/>
      <text:p text:style-name="P6"><text:span text:style-name="T3"><text:s text:c="2"/>}</text:span></text:p>
      <text:p text:style-name="P6"><text:span text:style-name="T3"><text:s text:c="2"/></text:span><text:span text:style-name="T12">/* USER CODE END 3 */</text:span></text:p>
      <text:p text:style-name="P25"><text:span text:style-name="T3">}</text:span></text:p>
      <text:p text:style-name="P25"><text:span text:style-name="T3"/></text:p>
      <text:p text:style-name="P25"><text:span text:style-name="T3"/></text:p>
      <text:p text:style-name="P26"><text:span text:style-name="T3">16.</text:span></text:p>
      <text:p text:style-name="P26"><text:span text:style-name="T3"/></text:p>
      <text:p text:style-name="P26"><text:span text:style-name="T12"><text:s text:c="2"/>*/</text:span></text:p>
      <text:p text:style-name="P6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6"><text:span text:style-name="T3">{</text:span>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6"><text:span text:style-name="T3"><text:s text:c="2"/>HAL_Init();</text:span>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6"><text:span text:style-name="T3"><text:s text:c="2"/>SystemClock_Config();</text:span>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6"><text:span text:style-name="T3"><text:s text:c="2"/>MX_GPIO_Init();</text:span></text:p>
      <text:p text:style-name="P6"><text:span text:style-name="T3"><text:s text:c="2"/>MX_I2C1_Init();</text:span></text:p>
      <text:p text:style-name="P6"><text:span text:style-name="T3"><text:s text:c="2"/>MX_I2S3_Init();</text:span></text:p>
      <text:p text:style-name="P6"><text:span text:style-name="T3"><text:s text:c="2"/>MX_SPI1_Init();</text:span></text:p>
      <text:p text:style-name="P6"><text:span text:style-name="T3"><text:s text:c="2"/>MX_USB_HOST_Init();</text:span>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><text:soft-page-break/></text:p>
      <text:p text:style-name="P7"/>
      <text:p text:style-name="P6"><text:span text:style-name="T3"><text:s text:c="2"/></text:span><text:span text:style-name="T12">/* USER CODE END 2 */</text:span></text:p>
      <text:p text:style-name="P6"><text:span text:style-name="T3"><text:s text:c="2"/></text:span><text:span text:style-name="T16">GPIO_PinState</text:span><text:span text:style-name="T3"> status;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6"><text:span text:style-name="T3"><text:s text:c="2"/>{</text:span></text:p>
      <text:p text:style-name="P6"><text:span text:style-name="T3"><text:s text:c="4"/></text:span><text:span text:style-name="T12">/* USER CODE END WHILE */</text:span></text:p>
      <text:p text:style-name="P6"><text:span text:style-name="T3"><text:tab/> <text:s text:c="3"/>MX_USB_HOST_Process();</text:span></text:p>
      <text:p text:style-name="P6"><text:span text:style-name="T3"><text:tab/> <text:s text:c="3"/>status=HAL_GPIO_ReadPin(GPIOA, GPIO_PIN_0);</text:span></text:p>
      <text:p text:style-name="P6"><text:span text:style-name="T3"><text:tab/> <text:s text:c="3"/></text:span><text:span text:style-name="T1">if</text:span><text:span text:style-name="T3">(status==1){</text:span></text:p>
      <text:p text:style-name="P7"/>
      <text:p text:style-name="P6"><text:span text:style-name="T3"><text:tab/> <text:s text:c="3"/><text:tab/>HAL_GPIO_WritePin(GPIOD,GPIO_PIN_12,0);</text:span></text:p>
      <text:p text:style-name="P6"><text:span text:style-name="T3"><text:tab/> <text:s text:c="3"/><text:tab/>HAL_GPIO_WritePin(GPIOD,GPIO_PIN_13,0);</text:span></text:p>
      <text:p text:style-name="P6"><text:span text:style-name="T3"><text:tab/> <text:s text:c="3"/><text:tab/>HAL_GPIO_WritePin(GPIOD,GPIO_PIN_14,0);</text:span></text:p>
      <text:p text:style-name="P6"><text:span text:style-name="T3"><text:tab/> <text:s text:c="3"/><text:tab/>HAL_GPIO_WritePin(GPIOD,GPIO_PIN_15,0);</text:span></text:p>
      <text:p text:style-name="P7"/>
      <text:p text:style-name="P7"/>
      <text:p text:style-name="P7"/>
      <text:p text:style-name="P6"><text:span text:style-name="T3"><text:tab/> <text:s text:c="3"/>}</text:span><text:span text:style-name="T1">else</text:span><text:span text:style-name="T3">{</text:span></text:p>
      <text:p text:style-name="P7"/>
      <text:p text:style-name="P6"><text:span text:style-name="T3"><text:tab/> <text:s text:c="3"/><text:tab/>HAL_GPIO_WritePin(GPIOD,GPIO_PIN_12,1);</text:span></text:p>
      <text:p text:style-name="P6"><text:span text:style-name="T3"><text:tab/> <text:s text:c="3"/><text:tab/>HAL_GPIO_WritePin(GPIOD,GPIO_PIN_13,1);</text:span></text:p>
      <text:p text:style-name="P6"><text:span text:style-name="T3"><text:tab/> <text:s text:c="3"/><text:tab/>HAL_GPIO_WritePin(GPIOD,GPIO_PIN_14,1);</text:span></text:p>
      <text:p text:style-name="P6"><text:span text:style-name="T3"><text:tab/> <text:s text:c="3"/><text:tab/>HAL_GPIO_WritePin(GPIOD,GPIO_PIN_15,1);</text:span></text:p>
      <text:p text:style-name="P7"/>
      <text:p text:style-name="P6"><text:span text:style-name="T3"><text:tab/> <text:s text:c="3"/>}</text:span></text:p>
      <text:p text:style-name="P6"><text:span text:style-name="T3"><text:tab/> <text:s text:c="3"/>HAL_Delay(100);</text:span></text:p>
      <text:p text:style-name="P7"/>
      <text:p text:style-name="P7"/>
      <text:p text:style-name="P6"><text:span text:style-name="T3"><text:s text:c="2"/>}</text:span></text:p>
      <text:p text:style-name="P6"><text:span text:style-name="T3"><text:s text:c="2"/></text:span><text:span text:style-name="T12">/* USER CODE END 3 */</text:span></text:p>
      <text:p text:style-name="P26"><text:span text:style-name="T3">}</text:span></text:p>
      <text:p text:style-name="P26"><text:span text:style-name="T3"/></text:p>
      <text:p text:style-name="P27"><text:span text:style-name="T3">17.</text:span></text:p>
      <text:p text:style-name="P27"><text:span text:style-name="T3"/></text:p>
      <text:p text:style-name="P27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6"><text:span text:style-name="T3">{</text:span>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6"><text:span text:style-name="T3"><text:s text:c="2"/>HAL_Init();</text:span>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6"><text:span text:style-name="T3"><text:s text:c="2"/>SystemClock_Config();</text:span>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6"><text:soft-page-break/><text:span text:style-name="T3"><text:s text:c="2"/>MX_GPIO_Init();</text:span></text:p>
      <text:p text:style-name="P6"><text:span text:style-name="T3"><text:s text:c="2"/>MX_I2C1_Init();</text:span></text:p>
      <text:p text:style-name="P6"><text:span text:style-name="T3"><text:s text:c="2"/>MX_I2S3_Init();</text:span></text:p>
      <text:p text:style-name="P6"><text:span text:style-name="T3"><text:s text:c="2"/>MX_SPI1_Init();</text:span></text:p>
      <text:p text:style-name="P6"><text:span text:style-name="T3"><text:s text:c="2"/>MX_USB_HOST_Init();</text:span>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/>
      <text:p text:style-name="P7"/>
      <text:p text:style-name="P6"><text:span text:style-name="T3"><text:s text:c="2"/></text:span><text:span text:style-name="T12">/* USER CODE END 2 */</text:span></text:p>
      <text:p text:style-name="P6"><text:span text:style-name="T3"><text:s text:c="2"/></text:span><text:span text:style-name="T16">GPIO_PinState</text:span><text:span text:style-name="T3"> status;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6"><text:span text:style-name="T3"><text:s text:c="2"/>{</text:span></text:p>
      <text:p text:style-name="P6"><text:span text:style-name="T3"><text:s text:c="4"/></text:span><text:span text:style-name="T12">/* USER CODE END WHILE */</text:span></text:p>
      <text:p text:style-name="P6"><text:span text:style-name="T3"><text:tab/> <text:s text:c="3"/>MX_USB_HOST_Process();</text:span></text:p>
      <text:p text:style-name="P6"><text:span text:style-name="T3"><text:tab/> <text:s text:c="3"/>status=HAL_GPIO_ReadPin(GPIOA, GPIO_PIN_0);</text:span></text:p>
      <text:p text:style-name="P6"><text:span text:style-name="T3"><text:tab/> <text:s text:c="3"/></text:span><text:span text:style-name="T1">if</text:span><text:span text:style-name="T3">(status==1){</text:span></text:p>
      <text:p text:style-name="P7"/>
      <text:p text:style-name="P6"><text:span text:style-name="T3"><text:tab/> <text:s text:c="3"/><text:tab/>HAL_GPIO_TogglePin(GPIOD,GPIO_PIN_12);</text:span></text:p>
      <text:p text:style-name="P6"><text:span text:style-name="T3"><text:tab/> <text:s text:c="3"/><text:tab/>HAL_GPIO_TogglePin(GPIOD,GPIO_PIN_13);</text:span></text:p>
      <text:p text:style-name="P6"><text:span text:style-name="T3"><text:tab/> <text:s text:c="3"/><text:tab/>HAL_GPIO_TogglePin(GPIOD,GPIO_PIN_14);</text:span></text:p>
      <text:p text:style-name="P6"><text:span text:style-name="T3"><text:tab/> <text:s text:c="3"/><text:tab/>HAL_GPIO_TogglePin(GPIOD,GPIO_PIN_15);</text:span></text:p>
      <text:p text:style-name="P7"/>
      <text:p text:style-name="P6"><text:span text:style-name="T3"><text:tab/> <text:s text:c="3"/>}</text:span></text:p>
      <text:p text:style-name="P6"><text:span text:style-name="T3"><text:tab/> <text:s text:c="3"/>HAL_Delay(100);</text:span></text:p>
      <text:p text:style-name="P7"/>
      <text:p text:style-name="P7"/>
      <text:p text:style-name="P6"><text:span text:style-name="T3"><text:s text:c="2"/>}</text:span></text:p>
      <text:p text:style-name="P6"><text:span text:style-name="T3"><text:s text:c="2"/></text:span><text:span text:style-name="T12">/* USER CODE END 3 */</text:span></text:p>
      <text:p text:style-name="P27"><text:span text:style-name="T3">}</text:span></text:p>
      <text:p text:style-name="P27"><text:span text:style-name="T3"/></text:p>
      <text:p text:style-name="P28"><text:span text:style-name="T3">18.</text:span></text:p>
      <text:p text:style-name="P28"><text:span text:style-name="T3"/></text:p>
      <text:p text:style-name="P28"><text:span text:style-name="T1">int</text:span><text:span text:style-name="T3"> </text:span><text:span text:style-name="T5">main</text:span><text:span text:style-name="T3">(</text:span><text:span text:style-name="T1">void</text:span><text:span text:style-name="T3">)</text:span></text:p>
      <text:p text:style-name="P6"><text:span text:style-name="T3">{</text:span></text:p>
      <text:p text:style-name="P6"><text:span text:style-name="T3"><text:s text:c="2"/></text:span><text:span text:style-name="T12">/* USER CODE BEGIN 1 */</text:span></text:p>
      <text:p text:style-name="P7"/>
      <text:p text:style-name="P6"><text:span text:style-name="T3"><text:s text:c="2"/></text:span><text:span text:style-name="T12">/* USER CODE END 1 */</text:span></text:p>
      <text:p text:style-name="P7"/>
      <text:p text:style-name="P6"><text:span text:style-name="T3"><text:s text:c="2"/></text:span><text:span text:style-name="T12">/* MCU Configuration--------------------------------------------------------*/</text:span></text:p>
      <text:p text:style-name="P7"/>
      <text:p text:style-name="P6"><text:span text:style-name="T3"><text:s text:c="2"/></text:span><text:span text:style-name="T12">/* Reset of all peripherals, Initializes the Flash interface and the </text:span><text:span text:style-name="T14">Systick</text:span><text:span text:style-name="T12">. */</text:span></text:p>
      <text:p text:style-name="P6"><text:span text:style-name="T3"><text:s text:c="2"/>HAL_Init();</text:span></text:p>
      <text:p text:style-name="P7"/>
      <text:p text:style-name="P6"><text:span text:style-name="T3"><text:s text:c="2"/></text:span><text:span text:style-name="T12">/* USER CODE BEGIN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USER CODE END </text:span><text:span text:style-name="T14">Init</text:span><text:span text:style-name="T12"> */</text:span></text:p>
      <text:p text:style-name="P7"/>
      <text:p text:style-name="P6"><text:span text:style-name="T3"><text:s text:c="2"/></text:span><text:span text:style-name="T12">/* Configure the system clock */</text:span></text:p>
      <text:p text:style-name="P6"><text:span text:style-name="T3"><text:s text:c="2"/>SystemClock_Config();</text:span></text:p>
      <text:p text:style-name="P7"/>
      <text:p text:style-name="P6"><text:span text:style-name="T3"><text:s text:c="2"/></text:span><text:span text:style-name="T12">/* USER CODE BEGIN SysInit */</text:span></text:p>
      <text:p text:style-name="P7"/>
      <text:p text:style-name="P6"><text:span text:style-name="T3"><text:s text:c="2"/></text:span><text:span text:style-name="T12">/* USER CODE END SysInit */</text:span></text:p>
      <text:p text:style-name="P7"/>
      <text:p text:style-name="P6"><text:span text:style-name="T3"><text:s text:c="2"/></text:span><text:span text:style-name="T12">/* Initialize all configured peripherals */</text:span></text:p>
      <text:p text:style-name="P6"><text:span text:style-name="T3"><text:s text:c="2"/>MX_GPIO_Init();</text:span></text:p>
      <text:p text:style-name="P6"><text:span text:style-name="T3"><text:s text:c="2"/>MX_I2C1_Init();</text:span></text:p>
      <text:p text:style-name="P6"><text:soft-page-break/><text:span text:style-name="T3"><text:s text:c="2"/>MX_I2S3_Init();</text:span></text:p>
      <text:p text:style-name="P6"><text:span text:style-name="T3"><text:s text:c="2"/>MX_SPI1_Init();</text:span></text:p>
      <text:p text:style-name="P6"><text:span text:style-name="T3"><text:s text:c="2"/>MX_USB_HOST_Init();</text:span></text:p>
      <text:p text:style-name="P6"><text:span text:style-name="T3"><text:s text:c="2"/></text:span><text:span text:style-name="T12">/* USER CODE BEGIN 2 */</text:span></text:p>
      <text:p text:style-name="P6"><text:span text:style-name="T3"><text:s text:c="2"/></text:span><text:span text:style-name="T18">GPIO_PinState</text:span><text:span text:style-name="T7"> PinState=1;</text:span></text:p>
      <text:p text:style-name="P7"/>
      <text:p text:style-name="P7"/>
      <text:p text:style-name="P6"><text:span text:style-name="T3"><text:s text:c="2"/></text:span><text:span text:style-name="T12">/* USER CODE END 2 */</text:span></text:p>
      <text:p text:style-name="P6"><text:span text:style-name="T3"><text:s text:c="2"/></text:span><text:span text:style-name="T16">GPIO_PinState</text:span><text:span text:style-name="T3"> status;</text:span></text:p>
      <text:p text:style-name="P7"/>
      <text:p text:style-name="P6"><text:span text:style-name="T3"><text:s text:c="2"/></text:span><text:span text:style-name="T12">/* Infinite loop */</text:span></text:p>
      <text:p text:style-name="P6"><text:span text:style-name="T3"><text:s text:c="2"/></text:span><text:span text:style-name="T12">/* USER CODE BEGIN WHILE */</text:span></text:p>
      <text:p text:style-name="P6"><text:span text:style-name="T3"><text:s text:c="2"/></text:span><text:span text:style-name="T1">while</text:span><text:span text:style-name="T3">(1)</text:span></text:p>
      <text:p text:style-name="P6"><text:span text:style-name="T3"><text:s text:c="2"/>{</text:span></text:p>
      <text:p text:style-name="P6"><text:span text:style-name="T3"><text:s text:c="4"/></text:span><text:span text:style-name="T12">/* USER CODE END WHILE */</text:span></text:p>
      <text:p text:style-name="P6"><text:span text:style-name="T3"><text:tab/> <text:s text:c="3"/>MX_USB_HOST_Process();</text:span></text:p>
      <text:p text:style-name="P6"><text:span text:style-name="T3"><text:tab/> <text:s text:c="3"/>status=HAL_GPIO_ReadPin(GPIOA, GPIO_PIN_0);</text:span></text:p>
      <text:p text:style-name="P6"><text:span text:style-name="T3"><text:tab/> <text:s text:c="3"/></text:span><text:span text:style-name="T1">if</text:span><text:span text:style-name="T3">(status==0){</text:span></text:p>
      <text:p text:style-name="P7"/>
      <text:p text:style-name="P6"><text:span text:style-name="T3"><text:tab/> <text:s text:c="3"/><text:tab/>HAL_GPIO_TogglePin(GPIOD,GPIO_PIN_12);</text:span></text:p>
      <text:p text:style-name="P6"><text:span text:style-name="T3"><text:tab/> <text:s text:c="3"/><text:tab/>HAL_GPIO_TogglePin(GPIOD,GPIO_PIN_13);</text:span></text:p>
      <text:p text:style-name="P6"><text:span text:style-name="T3"><text:tab/> <text:s text:c="3"/><text:tab/>HAL_GPIO_TogglePin(GPIOD,GPIO_PIN_14);</text:span></text:p>
      <text:p text:style-name="P6"><text:span text:style-name="T3"><text:tab/> <text:s text:c="3"/><text:tab/>HAL_GPIO_TogglePin(GPIOD,GPIO_PIN_15);</text:span></text:p>
      <text:p text:style-name="P7"/>
      <text:p text:style-name="P6"><text:span text:style-name="T3"><text:tab/> <text:s text:c="3"/>}</text:span><text:span text:style-name="T1">else</text:span><text:span text:style-name="T3">{</text:span></text:p>
      <text:p text:style-name="P6"><text:span text:style-name="T3"><text:tab/> <text:s text:c="3"/><text:tab/>HAL_GPIO_WritePin(GPIOD,GPIO_PIN_12,0);</text:span></text:p>
      <text:p text:style-name="P6"><text:span text:style-name="T3"><text:tab/> <text:s text:c="3"/><text:tab/>HAL_GPIO_WritePin(GPIOD,GPIO_PIN_13,0);</text:span></text:p>
      <text:p text:style-name="P6"><text:span text:style-name="T3"><text:tab/> <text:s text:c="3"/><text:tab/>HAL_GPIO_WritePin(GPIOD,GPIO_PIN_14,0);</text:span></text:p>
      <text:p text:style-name="P6"><text:span text:style-name="T3"><text:tab/> <text:s text:c="3"/><text:tab/>HAL_GPIO_WritePin(GPIOD,GPIO_PIN_15,0);</text:span></text:p>
      <text:p text:style-name="P7"/>
      <text:p text:style-name="P6"><text:span text:style-name="T3"><text:tab/> <text:s text:c="3"/>}</text:span></text:p>
      <text:p text:style-name="P6"><text:span text:style-name="T3"><text:tab/> <text:s text:c="3"/>HAL_Delay(100);</text:span></text:p>
      <text:p text:style-name="P7"/>
      <text:p text:style-name="P7"/>
      <text:p text:style-name="P6"><text:span text:style-name="T3"><text:s text:c="2"/>}</text:span></text:p>
      <text:p text:style-name="P6"><text:span text:style-name="T3"><text:s text:c="2"/></text:span><text:span text:style-name="T12">/* USER CODE END 3 */</text:span></text:p>
      <text:p text:style-name="P6"><text:span text:style-name="T3">}</text:span></text:p>
      <text:p text:style-name="P28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5:18:35.086850607</meta:creation-date>
    <dc:date>2022-07-25T16:57:44.957160238</dc:date>
    <meta:editing-duration>PT1H12M41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18" meta:paragraph-count="666" meta:word-count="2228" meta:character-count="17784" meta:non-whitespace-character-count="14675"/>
  </office:meta>
</office:document-meta>
</file>